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267.19pt"/>
    </style:style>
    <style:style style:name="co4" style:family="table-column">
      <style:table-column-properties fo:break-before="auto" style:column-width="336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Else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0M00S" calcext:value-type="time">
            <text:p>18:00</text:p>
          </table:table-cell>
          <table:table-cell table:number-columns-repeated="2"/>
          <table:table-cell office:value-type="string" calcext:value-type="string">
            <text:p>Pre-registration at Kro Bar</text:p>
          </table:table-cell>
        </table:table-row>
        <table:table-row table:style-name="ro1">
          <table:table-cell/>
          <table:table-cell office:value-type="time" office:time-value="PT23H00M00S" calcext:value-type="time">
            <text:p>23: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30M00S" calcext:value-type="time">
            <text:p>09:30</text:p>
          </table:table-cell>
          <table:table-cell office:value-type="string" calcext:value-type="string">
            <text:p>Registration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Conference open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GNOME Continuous Integration For Apps</text:p>
          </table:table-cell>
          <table:table-cell office:value-type="string" calcext:value-type="string">
            <text:p>The GNOME Way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Alexander Larsson: Flatpak status update and future plans</text:p>
          </table:table-cell>
          <table:table-cell office:value-type="string" calcext:value-type="string">
            <text:p>Joaquim Rocha: Limited connectivity, Endless apps!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State of the Builder</text:p>
          </table:table-cell>
          <table:table-cell office:value-type="string" calcext:value-type="string">
            <text:p>Newcomer Genesis Evolution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Seamless integration to hack desktop applications</text:p>
          </table:table-cell>
          <table:table-cell office:value-type="string" calcext:value-type="string">
            <text:p>Dreaming of a better home media experience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Open talk #1</text:p>
          </table:table-cell>
          <table:table-cell office:value-type="string" calcext:value-type="string">
            <text:p>Open talk #2</text:p>
          </table:table-cell>
          <table:table-cell/>
        </table:table-row>
        <table:table-row table:style-name="ro1">
          <table:table-cell/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Atomic Workstation</text:p>
          </table:table-cell>
          <table:table-cell office:value-type="string" calcext:value-type="string">
            <text:p>Different ways of outreaching newcomers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Interns 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30M00S" calcext:value-type="time">
            <text:p>19:3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23H00M00S" calcext:value-type="time">
            <text:p>23: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Building your GNOME app anywhere with Meson</text:p>
          </table:table-cell>
          <table:table-cell office:value-type="string" calcext:value-type="string">
            <text:p>Fantastic layouts and where to find them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Mutter/gnome-shell state of the union</text:p>
          </table:table-cell>
          <table:table-cell office:value-type="string" calcext:value-type="string">
            <text:p>What System76 WantS From GNOM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Replacing C library code with Rust: what I learned</text:p>
          </table:table-cell>
          <table:table-cell office:value-type="string" calcext:value-type="string">
            <text:p>Decentralised open communication with Matrix.org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Continuous: Past, Present, and Future</text:p>
          </table:table-cell>
          <table:table-cell office:value-type="string" calcext:value-type="string">
            <text:p>Tracker - present and future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The History of GNOME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GNOME to 2020 and beyond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GNOME Foundation AGM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Group photo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GNOME Foundation AGM 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2"/>
          <table:table-cell office:value-type="string" calcext:value-type="string">
            <text:p>GNOME 20th Birthday Party @ MOSI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Modern Javascript in GNOME</text:p>
          </table:table-cell>
          <table:table-cell office:value-type="string" calcext:value-type="string">
            <text:p>The Inbetweens — why transitions matter.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What’s Coverity static analysis ever done for us?</text:p>
          </table:table-cell>
          <table:table-cell office:value-type="string" calcext:value-type="string">
            <text:p>Building interfaces from the futur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Recipes - Lessons learned from creating a new app</text:p>
          </table:table-cell>
          <table:table-cell office:value-type="string" calcext:value-type="string">
            <text:p>Building a secure desktop with GNOME technologies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GNOME Build Strategies and BuildStream</text:p>
          </table:table-cell>
          <table:table-cell office:value-type="string" calcext:value-type="string">
            <text:p>Robustness of GNOME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table:number-columns-repeated="2" office:value-type="string" calcext:value-type="string">
            <text:p>TBD</text:p>
          </table:table-cell>
          <table:table-cell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esurrecting dinosaurs, what can possibly go wrong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Open talk #3</text:p>
          </table:table-cell>
          <table:table-cell office:value-type="string" calcext:value-type="string">
            <text:p>Open talk #4</text:p>
          </table:table-cell>
          <table:table-cell/>
        </table:table-row>
        <table:table-row table:style-name="ro1">
          <table:table-cell/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How to get better mileage out of Glade</text:p>
          </table:table-cell>
          <table:table-cell office:value-type="string" calcext:value-type="string">
            <text:p>Ding dong, GdkWindow is dead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Conference clos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 table:number-rows-repeated="104851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7:41:24.843537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erg</meta:initial-creator>
    <meta:creation-date>2016-07-24T17:52:57.988498858</meta:creation-date>
    <dc:date>2017-06-14T19:04:13.980051636</dc:date>
    <meta:editing-duration>PT4H5M14S</meta:editing-duration>
    <meta:editing-cycles>45</meta:editing-cycles>
    <meta:generator>LibreOffice/5.1.6.2.0$Linux_X86_64 LibreOffice_project/10$Build-2</meta:generator>
    <dc:creator>Sam Thursfield</dc:creator>
    <meta:document-statistic meta:table-count="1" meta:cell-count="117" meta:object-count="0"/>
  </office:meta>
</office:document-meta>
</file>